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0-28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7-28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4-24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1-29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52" calcext:value-type="float">
            <text:p>19.4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896" calcext:value-type="float">
            <text:p>19.36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6512" calcext:value-type="float">
            <text:p>19.33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1-27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0-28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064" calcext:value-type="float">
            <text:p>18.8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9-27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8-29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7-22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7-02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7-01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6-30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6-29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6-28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6-27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6-26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6-25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6-24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5-26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4-2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3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2-2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1-2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2-29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1-25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0-28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9-24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8-28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7-23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6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5-2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3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2-22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2-2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1-27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0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2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12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7-24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6-2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5-29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4-24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3-2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2-23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2-01-22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1-12-2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1-10-25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1-09-2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1-08-2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1-07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1-06-26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1-05-28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1-04-3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1-03-2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1-02-2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1-01-26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3672" calcext:value-type="float">
            <text:p>19.4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0-12-31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0-11-27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0-11-01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0-09-25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0-08-29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0-07-26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0-06-26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0-05-31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0-04-26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0-03-28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0-03-01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20-01-2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9-12-3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9-11-26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9-10-2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9-09-28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9-08-31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9-07-31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9-07-02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9-05-30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9-04-28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9-03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9-03-03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9-01-28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8-12-31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8-11-2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8-10-3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8-10-01 0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8-08-31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8-07-30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8-06-3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8-05-31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8-04-30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8-03-29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8-02-23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8-01-29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7-12-30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7-11-30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7-10-2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7-09-2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7-09-0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7-07-31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7-06-27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7-05-30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7-04-30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7-03-31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7-02-23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7-01-25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6-12-2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6-11-28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6-10-27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6-09-2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6-08-30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6-07-29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6-06-28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6-05-30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6-04-30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6-03-3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6-02-28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6-01-26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5-12-28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5-11-30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5-10-28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5-09-30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5-08-31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5-07-31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5-06-29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5-05-31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5-05-01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5-03-2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5-03-0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5-01-26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4-12-28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4-11-24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4-10-2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4-09-29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4-08-27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4-07-28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4-06-30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4-05-28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4-04-27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4-03-28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4-03-02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4-01-28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3-12-29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3-11-25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3-10-28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3-09-21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3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3-07-27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3-06-26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3-05-2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3-04-29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3-03-2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3-03-04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3-01-26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2-12-26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2-11-2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2-10-26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2-09-25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2-08-30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2-07-29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2-06-28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2-05-2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2-04-24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2-03-26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2-02-23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2-01-2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1-12-26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1-11-28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1-10-26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1-09-2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1-08-3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1-07-26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1-06-23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1-05-2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1-04-26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1-03-24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1-02-2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1-01-26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0-12-22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0-11-22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0-10-28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0-09-30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0-08-24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0-07-2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0-06-24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0-05-26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0-04-29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0-03-2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0-02-23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10-01-27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9-12-23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9-11-23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9-10-26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9-09-25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9-08-26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9-07-29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9-06-25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9-04-24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9-03-25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9-02-25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9-01-23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8-12-24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8-11-26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8-10-27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8-09-24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8-08-2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8-07-2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8-06-2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8-05-2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8-04-30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8-03-2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8-02-2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8-01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7-12-24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7-11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7-10-26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7-09-24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7-08-27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7-07-30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7-06-25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7-05-25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7-04-2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7-03-23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7-02-23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7-01-25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6-12-22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6-11-22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6-10-2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6-09-27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6-08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6-07-26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6-06-29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6-05-2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6-04-24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6-03-23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6-02-23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6-01-25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5-12-2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5-11-28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5-10-26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5-09-28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5-08-26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5-07-27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5-06-2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5-05-2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5-04-29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5-03-31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5-02-22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5-01-25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4-12-29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4-11-2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4-10-2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4-09-29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4-08-3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4-07-23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4-06-28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4-05-2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4-04-28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4-03-2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4-02-25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4-01-27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3-12-3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3-11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3-10-2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3-10-01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3-08-2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3-07-3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3-06-2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3-05-30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3-04-30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3-03-2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3-02-2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3-01-24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2-12-2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0872" calcext:value-type="float">
            <text:p>19.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2-11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2-10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2-09-24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2-08-28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2-07-23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2-06-28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2-06-02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5048" calcext:value-type="float">
            <text:p>19.8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2-05-17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6864" calcext:value-type="float">
            <text:p>19.86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6008" calcext:value-type="float">
            <text:p>19.8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2-03-26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2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2-01-3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1-12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1-11-2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1-10-2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1-09-27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1-08-24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1-07-30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9752" calcext:value-type="float">
            <text:p>18.58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1-06-2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1-06-01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1-04-27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1-03-27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1-02-27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1-01-24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0-12-21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0-11-29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0-10-26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0-09-28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0-08-3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0-07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0-06-27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0-05-23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0-04-26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0-03-23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0-02-24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0-01-27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2000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9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9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9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9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9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9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9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9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9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9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8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8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7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7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7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7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7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7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7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7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6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6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6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6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6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6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6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6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6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6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6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6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5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7096" calcext:value-type="float">
            <text:p>19.4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5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9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SW-75</text:p>
          </table:table-cell>
          <table:table-cell office:value-type="string" calcext:value-type="string">
            <text:p>Greenfield, NH Overburden Well 75</text:p>
          </table:table-cell>
          <table:table-cell office:value-type="string" calcext:value-type="string">
            <text:p>1989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36" meta:object-count="0"/>
    <meta:user-defined meta:name="AppVersion">3.0</meta:user-defined>
  </office:meta>
</office:document-meta>
</file>